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style:style style:name="c13" style:family="text">
      <style:text-properties fo:font-family="Sans"/>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A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text:s/>Our homes, backyards, local neighborhood, and even our cities, tend to hold deep significance for us.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text:tab/>And from a personal perspective<text:tab/>, urban nature helps us be clear-headed, calm, resilient, retrospective, and benefits other mental and physical health (Kaplan &amp; Kaplan 2005). (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span></text:p>
      <text:p text:style-name="p1"><text:span text:style-name="c0"><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span></text:p>
      <text:p text:style-name="p1"><text:span text:style-name="c0"><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text:span></text:p>
      <text:p text:style-name="p1"><text:span text:style-name="c0"><text:tab/>A brief example can illustrate place-meaning and place-attachment, and how they can potentially complement one another. The statement “The Redwood forest is a very important place to me;..” is exemplary of strong place-attachment to the Redwood forest, but the reason for that attachment is unclear. <text:s/>We can continue the statement with two different examples of place meaning: “..it is a source of lumber and job security” or “...it is habitat for the endangered Spotted Owl”. <text:s/>The former attributes an economic meaning to the Redwood forest, and the latter an ecological meaning. <text:s/>Both help explain the attachment to the Redwood forest, but they are vastly different place meanings, implying very different stakeholder attitudes toward how the forest should be used or managed. <text:s/>Let's define and further explore these concepts.</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4"><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4"/>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4"><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4"><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 They fall somewhere inside a triangular continuum of self, others, and the environment (Gustafson 2001). )) <text:tab/>Place meanings are not constant over time: they change to reflect the changes in our experiences and the environment (Stewart 2008). </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
      <text:p text:style-name="p4"><text:span text:style-name="c0">2.4: Measuring Place-Meaning</text:span></text:p>
      <text:p text:style-name="p4"/>
      <text:p text:style-name="p4"><text:span text:style-name="c0"> </text:span></text:p>
      <text:p text:style-name="p4"/>
      <text:p text:style-name="p4"><text:span text:style-name="c0">3: Factors that influence Place-Attachment and Place-Meaning</text:span></text:p>
      <text:p text:style-name="p4"/>
      <text:p text:style-name="p4"><text:span text:style-name="c0"><text:tab/>The strength of our place-attachment is influenced by a number of factors. <text:s/>Time and scale can play a role (Low and Altman 1992), where longer time can often strengthen our attachment. <text:s/>Scale is often the inverse – we are most strongly attached to our immediate living premises such as our house and yard, then to our neighborhood and city, and lastly to our region and country (). <text:s text:c="3"/></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4"/>
      <text:p text:style-name="p1"/>
      <text:p text:style-name="p1"><text:span text:style-name="c0">3.1: Culture, Society, Language</text:span></text:p>
      <text:p text:style-name="p4"/>
      <text:p text:style-name="p1"/>
      <text:p text:style-name="p4"><text:span text:style-name="c0"><text:tab/>There is strong agreement that place-meanings are a social construct (Greider &amp; Garkovich 1994; Eisenhauer et al 2000; Stewart 2008; Stokowski 2008). <text:s/>Greider and Garkovich (1994) posit that social and cultural processes help guide our interpretation and experience of the physical environment and impose meanings onto it, and Eisenhauer et al. (2000) conclude that place-meanings are a reflection of our social and cultural experiences. <text:s/>Although no one is denying that strong role of social and cultural processes in the development of place-meanings, <text:s/></text:span><text:span text:style-name="c5">Stedman (2008? or 2003?)</text:span><text:span text:style-name="c0"> wonders if people really do have a complete freedom in guiding their experiences with the environment. To what degree is the physical environment itself responsible in shaping the meanings we ascribe to place? <text:s/>Is there a particular aspect of the environment that transcends all cultures and similarly appeals to all people, maybe as a result of our biological needs? <text:s/>In other words, can some place-meanings be intrinsic? <text:s/></text:span></text:p>
      <text:p text:style-name="p4"/>
      <text:p text:style-name="p1"><text:span text:style-name="c0"><text:tab/>Even if a place means something rather unique to us and outside cultural norms, when we are asked to articulate this meaning, people often use language that is in line with cultural values and standards (Stewart 2008). <text:s/>Similarly, the language that we choose to use in articulating this meaning will be influenced by the make-up of our audience. <text:s/>(Transition sentence): Empirical findings show that “social/cultural influences may influence the reasons places are considered to be special, but these influences are not the sole or primary factors involved in emotional attachments to place" (Eisenhauer et al. 2000, 438). <text:s/><text:tab/></text:span></text:p>
      <text:p text:style-name="p4"/>
      <text:p text:style-name="p4"/>
      <text:p text:style-name="p4"/>
      <text:p text:style-name="p4"/>
      <text:p text:style-name="p4"><text:span text:style-name="c0">3.2: The Physical Environment</text:span></text:p>
      <text:p text:style-name="p4"/>
      <text:p text:style-name="p1"><text:span text:style-name="c0"><text:tab/>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if the quality of the natural environment is poor, or perceived so, a person might not be attached to it and they may not attribute any ecological meanings to that place.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1"/>
      <text:p text:style-name="p1"><text:span text:style-name="c0"><text:tab/>Our physical environment also affects us in its ability to provide access to our needed or desired places and/or activities. <text:s/>Although the literature does not review this, i<text:tab/>t might play an even more important role for people who have particular physical, psychological, or emotional requirements that must be met in order for them to function. <text:s/></text:span></text:p>
      <text:p text:style-name="p4"/>
      <text:p text:style-name="p4"><text:span text:style-name="c0">3.3: Geographic scale</text:span></text:p>
      <text:p text:style-name="p4"/>
      <text:p text:style-name="p1"><text:span text:style-name="c0"><text:tab/>Scale influences the strength of attachment. <text:s/>Nanzer (2004) found that even at the state level, .. ?</text:span></text:p>
      <text:p text:style-name="p4"/>
      <text:p text:style-name="p4"/>
      <text:p text:style-name="p4"><text:span text:style-name="c0">3.4: Time / Length of Residency</text:span></text:p>
      <text:p text:style-name="p4"/>
      <text:p text:style-name="p1"><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ext:span></text:p>
      <text:p text:style-name="p4"/>
      <text:p text:style-name="p4"><text:span text:style-name="c0">3.4: Gender and Race</text:span></text:p>
      <text:p text:style-name="p4"/>
      <text:p text:style-name="p1"><text:span text:style-name="c0"><text:tab/>It is important to discuss that our experiences of place and the consequent meanings that form of those places, are influenced by gender, race, class, and sexuality (Manzo 2005; Massey 1994). <text:s/>These four factors can restrict the degree to which we feel free and safe to experience a place. <text:s/>Manzo (2005) concludes from her findings that “the qualities of the places where people felt threatened or excluded … were public places where presumably anyone has access, but where social boundaries have been created” (Manzo 2005, 83). <text:s/>This harks back to the concept of “outsidedness” introduced by Relph (1976), where a person feels alienated or separated from a place. <text:s/>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
      <text:p text:style-name="p1"><text:span text:style-name="c0"><text:tab/>Some studies found that gender did not play a significant role in place attachment, identity, or dependence (Nanzer 2004). <text:s/></text:span></text:p>
      <text:p text:style-name="p4"><text:span text:style-name="c0"><text:tab/>Racial background seemed to influence a person's sense of place in some studies (Nanzer 2004). <text:s/></text:span></text:p>
      <text:p text:style-name="p4"><text:span text:style-name="c0"><text:tab/>Surely, how gender, race, education, etc, plays a role in a person's sense of place must be influenced by the cultural norms of that place. </text:span></text:p>
      <text:p text:style-name="p4"/>
      <text:p text:style-name="p4"><text:span text:style-name="c13">3.5: Disruptions and Conflict</text:span></text:p>
      <text:p text:style-name="p4"/>
      <text:p text:style-name="p4"><text:span text:style-name="c0"><text:tab/>Brown (1992) discusses how established place-attachments provide a sense of security and stability, and how challenges and disruptions to an established place-attachment can be stressful, emotional, and undesirable. <text:s/>In much the same way, insisting on the adoption of place-meanings that challenge or oppose someone's already established place-meanings, is a common source of conflict among stakeholders (citation ?).</text:span></text:p>
      <text:p text:style-name="p4"/>
      <text:p text:style-name="p4"/>
      <text:p text:style-name="p4"><text:span text:style-name="c0">3.6: The influence of Knowledge</text:span></text:p>
      <text:p text:style-name="p4"/>
      <text:p text:style-name="p4"><text:span text:style-name="c0">3.6.1: Knowledge and Place-Attachment </text:span></text:p>
      <text:p text:style-name="p1"/>
      <text:p text:style-name="p4"><text:span text:style-name="c0"><text:tab/>From a part hand-on and part lecture workshop on reconnecting to the natural environment on a college campus, Peggy Barlett (2005, 41) reports that “four dimensions of the workshop experience – the power of the group, the naming of species, the use of narrative, and <text:s/>the integration of work and values – have emerged as enhancing the cognitive, affective, and practice dimensions of place attachment.” <text:s/>In a follow-up survey, the workshop participants were strongly affected by the experience of learning the names of tree species and the stories that were told regarding their natural environment. <text:s/>When a tree is given a name, it all the sudden becomes more than just “a tree” - it gains a particular uniqueness that we can begin to recognize. <text:s/>We can begin to see how its species is different from other trees. <text:s/>However, as Barry Lopez (1988) rightly says, knowing the names of everything in a landscape does not equate to understanding the land; to know the land,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ext:s/>to people contextualize and narrate their experiences with a place; we embed place meanings in these stories, which helps convey the meanings to others. <text:s text:c="4"/></text:span></text:p>
      <text:p text:style-name="p4"/>
      <text:p text:style-name="p4"/>
      <text:p text:style-name="p4"><text:span text:style-name="c0">3.6.2: Knowledge and Place-Meaning</text:span></text:p>
      <text:p text:style-name="p4"/>
      <text:p text:style-name="p1"/>
      <text:p text:style-name="p4"><text:span text:style-name="c0"><text:tab/>The evidence to show that knowledge can affect or even create place meaning is more often implied. <text:s/>There are few studies where that was the focus of the research. <text:s/>From the midst of Davenport and Anderson (2005)'s findings on place meanings for a changing river landscape, emerged small insights on how place meanings evolve; study participants explained that learning about the unique ecological aspects of their river deepened their appreciation for the place and gave them a new perspective. </text:span></text:p>
      <text:p text:style-name="p4"/>
      <text:p text:style-name="p4"/>
      <text:p text:style-name="p4"><text:span text:style-name="c0">Gustafson (2001) found that place meanings concerning the relationship between the self and the environment depend on formal and personal knowledge people have of the environment. <text:s/></text:span></text:p>
      <text:p text:style-name="p4"/>
      <text:p text:style-name="p4"/>
      <text:p text:style-name="p4"><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text:tab/></text:span></text:p>
      <text:p text:style-name="p4"><text:span text:style-name="c5">6. Measuring &amp; Studying Place-attachment and Place Meaning</text:span></text:p>
      <text:p text:style-name="p4"><text:span text:style-name="c0"> 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4. 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4"><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6">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text:span></text:p>
      <text:p text:style-name="p4"><text:span text:style-name="c0"><text:tab/></text:span></text:p>
      <text:p text:style-name="p4"><text:span text:style-name="c0"><text:tab/></text:span></text:p>
      <text:p text:style-name="p4"><text:span text:style-name="c0">Place attachment and Pro-environmental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4"/>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4"/>
      <text:p text:style-name="p4"><text:span text:style-name="c0"><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
      <text:p text:style-name="p4"><text:span text:style-name="c0">&gt;&gt;Five-Point Likert Scale: </text:span></text:p>
      <text:p text:style-name="p4"><text:span text:style-name="c0"><text:tab/>A five point Likert scale ranging from “strongly disagree” to “strongly agree” was commonly used in survey questionnaires statements (Nanzer 2004)</text:span></text:p>
      <text:p text:style-name="p4"/>
      <text:p text:style-name="p4"><text:span text:style-name="c0">&gt;&gt;Seven-Point Likert Scale:</text:span></text:p>
      <text:p text:style-name="p4"><text:span text:style-name="c0"><text:tab/>Used by Stedman (2002, 2003) to measure place attachment. <text:s/></text:span></text:p>
      <text:p text:style-name="p4"/>
      <text:p text:style-name="p4"><text:span text:style-name="c0">Instruments:</text:span></text:p>
      <text:p text:style-name="p4"><text:span text:style-name="c0"><text:tab/>Interviews</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4"><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Web Maps</text:span></text:p>
      <text:p text:style-name="p4"><text:span text:style-name="c0">And while in the city, <text:s/>“people spend far more hours in front of video screens than they do walking the land” (Thomashow 2002, 79). </text:span></text:p>
      <text:p text:style-name="p4"/>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
      <text:p text:style-name="p4"/>
      <text:p text:style-name="p4"/>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 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office:text>
  </office:body>
</office:document-content>
</file>